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31b" officeooo:paragraph-rsid="000f131b"/>
    </style:style>
    <style:style style:name="P2" style:family="paragraph" style:parent-style-name="Standard">
      <style:text-properties officeooo:rsid="00118abc" officeooo:paragraph-rsid="00118abc"/>
    </style:style>
    <style:style style:name="T1" style:family="text">
      <style:text-properties officeooo:rsid="00118a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for Project model = <text:a xlink:type="simple" xlink:href="https://app.eraser.io/workspace/W4Rxe9Jw5uVnzxMuIl7J" text:style-name="Internet_20_link" text:visited-style-name="Visited_20_Internet_20_Link">https://app.eraser.io/workspace/W4Rxe9Jw5uVnzxMuIl7J</text:a></text:p>
      <text:p text:style-name="P2">Easy way to generate your .ignore files = <text:a xlink:type="simple" xlink:href="https://mrkandreev.name/snippets/gitignore-generator/" text:style-name="Internet_20_link" text:visited-style-name="Visited_20_Internet_20_Link">https://mrkandreev.name/snippets/gitignore-generator/</text:a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2:47:37.429924993</meta:creation-date>
    <dc:date>2025-07-28T23:33:47.578349908</dc:date>
    <meta:editing-duration>PT5M4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15" meta:character-count="172" meta:non-whitespace-character-count="159"/>
  </office:meta>
</office:document-meta>
</file>